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cef8e"/>
    </style:style>
    <style:style style:name="P2" style:family="paragraph" style:parent-style-name="Standard">
      <style:text-properties officeooo:paragraph-rsid="001d1529"/>
    </style:style>
    <style:style style:name="P3" style:family="paragraph" style:parent-style-name="Standard">
      <style:paragraph-properties fo:text-align="center" style:justify-single-word="false" style:writing-mode="lr-tb"/>
      <style:text-properties fo:font-weight="bold" officeooo:rsid="000f7aaa" officeooo:paragraph-rsid="001d1529" style:font-weight-asian="bold" style:font-weight-complex="bold"/>
    </style:style>
    <style:style style:name="P4" style:family="paragraph" style:parent-style-name="Standard">
      <style:paragraph-properties style:writing-mode="lr-tb"/>
      <style:text-properties style:font-name="Arial" fo:font-size="14pt" officeooo:paragraph-rsid="001d1529" style:font-size-asian="14pt" style:font-size-complex="14pt"/>
    </style:style>
    <style:style style:name="P5" style:family="paragraph" style:parent-style-name="Standard">
      <style:paragraph-properties style:writing-mode="lr-tb"/>
      <style:text-properties style:font-name="Arial" fo:font-size="14pt" officeooo:paragraph-rsid="001e5bda" style:font-size-asian="14pt" style:font-size-complex="14pt"/>
    </style:style>
    <style:style style:name="P6" style:family="paragraph" style:parent-style-name="Standard">
      <style:paragraph-properties style:writing-mode="lr-tb"/>
      <style:text-properties style:font-name="Arial" fo:font-size="14pt" officeooo:paragraph-rsid="001fa766" style:font-size-asian="14pt" style:font-size-complex="14pt"/>
    </style:style>
    <style:style style:name="P7" style:family="paragraph" style:parent-style-name="Standard">
      <style:paragraph-properties style:writing-mode="lr-tb"/>
      <style:text-properties officeooo:paragraph-rsid="001d1529"/>
    </style:style>
    <style:style style:name="P8" style:family="paragraph" style:parent-style-name="Standard">
      <style:paragraph-properties style:writing-mode="lr-tb"/>
      <style:text-properties officeooo:rsid="00181f29" officeooo:paragraph-rsid="001e5bda"/>
    </style:style>
    <style:style style:name="P9" style:family="paragraph" style:parent-style-name="Standard">
      <style:paragraph-properties style:writing-mode="lr-tb"/>
      <style:text-properties officeooo:rsid="00181f29" officeooo:paragraph-rsid="001fa766"/>
    </style:style>
    <style:style style:name="P10" style:family="paragraph" style:parent-style-name="Standard">
      <style:paragraph-properties style:writing-mode="lr-tb"/>
      <style:text-properties officeooo:rsid="0018ad4f" officeooo:paragraph-rsid="001e5bda"/>
    </style:style>
    <style:style style:name="P11" style:family="paragraph" style:parent-style-name="Standard">
      <style:paragraph-properties style:writing-mode="lr-tb"/>
      <style:text-properties officeooo:rsid="0018ad4f" officeooo:paragraph-rsid="001fa766"/>
    </style:style>
    <style:style style:name="P12" style:family="paragraph" style:parent-style-name="Standard">
      <style:paragraph-properties style:writing-mode="lr-tb"/>
      <style:text-properties officeooo:paragraph-rsid="001e5bda"/>
    </style:style>
    <style:style style:name="P13" style:family="paragraph" style:parent-style-name="Standard">
      <style:paragraph-properties style:writing-mode="lr-tb"/>
      <style:text-properties officeooo:paragraph-rsid="001fa766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Arial" fo:font-size="14pt" officeooo:rsid="0014e63f" style:font-size-asian="14pt" style:font-size-complex="14pt"/>
    </style:style>
    <style:style style:name="T3" style:family="text">
      <style:text-properties style:font-name="Arial" fo:font-size="14pt" officeooo:rsid="0016c62c" style:font-size-asian="14pt" style:font-size-complex="14pt"/>
    </style:style>
    <style:style style:name="T4" style:family="text">
      <style:text-properties style:font-name="Arial" fo:font-size="14pt" officeooo:rsid="001cef8e" style:font-size-asian="14pt" style:font-size-complex="14pt"/>
    </style:style>
    <style:style style:name="T5" style:family="text">
      <style:text-properties style:font-name="Arial" fo:font-size="14pt" officeooo:rsid="0014ddd2" style:font-size-asian="14pt" style:font-size-complex="14pt"/>
    </style:style>
    <style:style style:name="T6" style:family="text">
      <style:text-properties style:font-name="Arial" fo:font-size="14pt" officeooo:rsid="0018ad4f" style:font-size-asian="14pt" style:font-size-complex="14pt"/>
    </style:style>
    <style:style style:name="T7" style:family="text">
      <style:text-properties style:font-name="Arial" fo:font-size="14pt" officeooo:rsid="001fa766" style:font-size-asian="14pt" style:font-size-complex="14pt"/>
    </style:style>
    <style:style style:name="T8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font-name="Arial" fo:font-size="14pt" fo:font-weight="normal" officeooo:rsid="0014e63f" style:font-size-asian="14pt" style:font-weight-asian="normal" style:font-size-complex="14pt" style:font-weight-complex="normal"/>
    </style:style>
    <style:style style:name="T10" style:family="text">
      <style:text-properties style:font-name="Arial" fo:font-size="14pt" fo:font-weight="normal" officeooo:rsid="0016c62c" style:font-size-asian="14pt" style:font-weight-asian="normal" style:font-size-complex="14pt" style:font-weight-complex="normal"/>
    </style:style>
    <style:style style:name="T11" style:family="text">
      <style:text-properties style:font-name="Arial" fo:font-size="14pt" fo:font-weight="normal" officeooo:rsid="001cef8e" style:font-size-asian="14pt" style:font-weight-asian="normal" style:font-size-complex="14pt" style:font-weight-complex="normal"/>
    </style:style>
    <style:style style:name="T12" style:family="text">
      <style:text-properties style:font-name="Arial" fo:font-size="14pt" fo:font-weight="normal" officeooo:rsid="001d1529" style:font-size-asian="14pt" style:font-weight-asian="normal" style:font-size-complex="14pt" style:font-weight-complex="normal"/>
    </style:style>
    <style:style style:name="T13" style:family="text">
      <style:text-properties style:font-name="Arial" fo:font-size="14pt" fo:font-weight="bold" officeooo:rsid="0014ddd2" style:font-size-asian="14pt" style:font-weight-asian="bold" style:font-size-complex="14pt" style:font-weight-complex="bold"/>
    </style:style>
    <style:style style:name="T14" style:family="text">
      <style:text-properties style:font-name="Arial" fo:font-size="14pt" fo:font-weight="bold" officeooo:rsid="001e5bda" style:font-size-asian="14pt" style:font-weight-asian="bold" style:font-size-complex="14pt" style:font-weight-complex="bold"/>
    </style:style>
    <style:style style:name="T15" style:family="text">
      <style:text-properties style:font-name="Arial" fo:font-size="14pt" fo:font-weight="bold" officeooo:rsid="001fa766" style:font-size-asian="14pt" style:font-weight-asian="bold" style:font-size-complex="14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4e63f" style:font-weight-asian="normal" style:font-weight-complex="normal"/>
    </style:style>
    <style:style style:name="T18" style:family="text">
      <style:text-properties fo:font-weight="normal" officeooo:rsid="0016c62c" style:font-weight-asian="normal" style:font-weight-complex="normal"/>
    </style:style>
    <style:style style:name="T19" style:family="text">
      <style:text-properties fo:font-weight="normal" officeooo:rsid="001fa766" style:font-weight-asian="normal" style:font-weight-complex="normal"/>
    </style:style>
    <style:style style:name="T20" style:family="text">
      <style:text-properties officeooo:rsid="001d1529"/>
    </style:style>
    <style:style style:name="T21" style:family="text">
      <style:text-properties style:font-name="sans-serif" fo:font-size="11.3999996185303pt"/>
    </style:style>
    <style:style style:name="T22" style:family="text">
      <style:text-properties style:font-name="sans-serif" fo:font-size="11.3999996185303pt" officeooo:rsid="000d9d74"/>
    </style:style>
    <style:style style:name="T23" style:family="text">
      <style:text-properties style:font-name="sans-serif" fo:font-size="11.3999996185303pt" officeooo:rsid="001fa766"/>
    </style:style>
    <style:style style:name="T24" style:family="text">
      <style:text-properties fo:font-weight="bold" officeooo:rsid="000d9d74" style:font-weight-asian="bold" style:font-weight-complex="bold"/>
    </style:style>
    <style:style style:name="T25" style:family="text">
      <style:text-properties officeooo:rsid="000d9d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2">T</text:span><text:span text:style-name="T21">ESTES PARA TRABALHO SOBRE MÁQUINAS DE TURING</text:span></text:p>
      <text:p text:style-name="P3"><text:span text:style-name="T21">TEORIA DA COMPUTAÇÃO- 2021/1</text:span></text:p>
      <text:p text:style-name="P3"><text:span text:style-name="T21"/></text:p>
      <text:p text:style-name="P3"><text:span text:style-name="T23">SEGUNDO</text:span><text:span text:style-name="T21"> DIA DE APRESENTAÇÕES: 1</text:span><text:span text:style-name="T23">5</text:span><text:span text:style-name="T21">/02/2021</text:span></text:p>
      <text:p text:style-name="P7"><text:span text:style-name="T22"/></text:p>
      <text:p text:style-name="P7"><text:span text:style-name="T22"/></text:p>
      <text:p text:style-name="P7"><text:span text:style-name="T22"/></text:p>
      <text:p text:style-name="P7"><text:span text:style-name="T22"/></text:p>
      <text:p text:style-name="P4"><text:span text:style-name="T24">Teste 1</text:span><text:span text:style-name="T25">: </text:span>M = ({q0, q1, q2, q3, q4, q<text:span text:style-name="T20">5</text:span>, q<text:span text:style-name="T20">6</text:span>, q<text:span text:style-name="T20">7</text:span>}, <text:s/>{a, b, <text:span text:style-name="T20">c</text:span>}, <text:s/>{a, b, <text:span text:style-name="T20">c, </text:span>x, y, <text:span text:style-name="T25">B}, δ, q0, {q</text:span><text:span text:style-name="T20">7</text:span><text:span text:style-name="T25"> }) </text:span></text:p>
      <text:p text:style-name="P2"><text:bookmark text:name="docs-internal-guid-b33013f4-7fff-024b-132c-567e591f62cf1"/></text:p>
      <text:p text:style-name="P1"><text:span text:style-name="T2">1- <text:s text:c="2"/></text:span><text:span text:style-name="T1">δ(q0, </text:span><text:span text:style-name="T4">a</text:span><text:span text:style-name="T1">) = (q1, x, R),<text:line-break/></text:span><text:span text:style-name="T2">2- <text:s text:c="2"/></text:span><text:span text:style-name="T1">δ(q</text:span><text:span text:style-name="T4">1</text:span><text:span text:style-name="T1">, </text:span><text:span text:style-name="T4">a</text:span><text:span text:style-name="T1">) = (q</text:span><text:span text:style-name="T4">1</text:span><text:span text:style-name="T1">, </text:span><text:span text:style-name="T4">a</text:span><text:span text:style-name="T1">, R),<text:line-break/></text:span><text:span text:style-name="T2">3- <text:s text:c="2"/></text:span><text:span text:style-name="T1">δ(q1, </text:span><text:span text:style-name="T4">b</text:span><text:span text:style-name="T1">) = (q1, </text:span><text:span text:style-name="T4">b</text:span><text:span text:style-name="T1">, R),<text:line-break/></text:span><text:span text:style-name="T2">4- <text:s text:c="2"/></text:span><text:span text:style-name="T1">δ(q1, </text:span><text:span text:style-name="T4">c</text:span><text:span text:style-name="T1">) = (q</text:span><text:span text:style-name="T4">1</text:span><text:span text:style-name="T1">, </text:span><text:span text:style-name="T4">c</text:span><text:span text:style-name="T1">, R),<text:line-break/></text:span><text:span text:style-name="T2">5- <text:s text:c="2"/></text:span><text:span text:style-name="T1">δ(q</text:span><text:span text:style-name="T4">1</text:span><text:span text:style-name="T1">, </text:span><text:span text:style-name="T4">B</text:span><text:span text:style-name="T1">) = (q3, </text:span><text:span text:style-name="T4">B</text:span><text:span text:style-name="T1">, L),<text:line-break/></text:span><text:span text:style-name="T2">6- <text:s text:c="2"/></text:span><text:span text:style-name="T1">δ(q</text:span><text:span text:style-name="T4">1</text:span><text:span text:style-name="T1">, </text:span><text:span text:style-name="T4">x</text:span><text:span text:style-name="T1">) = (q</text:span><text:span text:style-name="T4">3</text:span><text:span text:style-name="T1">, </text:span><text:span text:style-name="T4">x</text:span><text:span text:style-name="T1">, </text:span><text:span text:style-name="T4">L</text:span><text:span text:style-name="T1">),<text:line-break/></text:span><text:span text:style-name="T2">7- <text:s text:c="2"/></text:span><text:span text:style-name="T1">δ(q</text:span><text:span text:style-name="T4">1</text:span><text:span text:style-name="T1">, </text:span><text:span text:style-name="T4">y</text:span><text:span text:style-name="T1">) = (q</text:span><text:span text:style-name="T4">3</text:span><text:span text:style-name="T1">, </text:span><text:span text:style-name="T4">y</text:span><text:span text:style-name="T1">, L),<text:line-break/></text:span><text:span text:style-name="T2">8- <text:s text:c="2"/></text:span><text:span text:style-name="T1">δ(q3, </text:span><text:span text:style-name="T4">a</text:span><text:span text:style-name="T1">) = (q</text:span><text:span text:style-name="T4">5</text:span><text:span text:style-name="T1">, </text:span><text:span text:style-name="T4">x</text:span><text:span text:style-name="T1">, L),</text:span></text:p>
      <text:p text:style-name="P1"><text:span text:style-name="T1"><text:line-break/></text:span><text:span text:style-name="T2">9- <text:s text:c="3"/></text:span><text:span text:style-name="T1">δ(q</text:span><text:span text:style-name="T4">0</text:span><text:span text:style-name="T1">, </text:span><text:span text:style-name="T4">b</text:span><text:span text:style-name="T1">) = (q</text:span><text:span text:style-name="T4">2</text:span><text:span text:style-name="T1">, </text:span><text:span text:style-name="T4">y</text:span><text:span text:style-name="T1">, </text:span><text:span text:style-name="T4">R</text:span><text:span text:style-name="T1">),<text:line-break/></text:span><text:span text:style-name="T2">10- <text:s/></text:span><text:span text:style-name="T1">δ(q</text:span><text:span text:style-name="T4">2</text:span><text:span text:style-name="T1">, </text:span><text:span text:style-name="T4">a</text:span><text:span text:style-name="T1">) = (q</text:span><text:span text:style-name="T4">2</text:span><text:span text:style-name="T1">, </text:span><text:span text:style-name="T4">a</text:span><text:span text:style-name="T1">, </text:span><text:span text:style-name="T4">R</text:span><text:span text:style-name="T1">),<text:line-break/></text:span><text:span text:style-name="T3">11- <text:s/></text:span><text:span text:style-name="T1">δ(q</text:span><text:span text:style-name="T4">2</text:span><text:span text:style-name="T1">, </text:span><text:span text:style-name="T4">b</text:span><text:span text:style-name="T1">) = (q</text:span><text:span text:style-name="T4">2</text:span><text:span text:style-name="T1">, </text:span><text:span text:style-name="T4">b</text:span><text:span text:style-name="T1">, R),<text:line-break/></text:span><text:span text:style-name="T3">12- <text:s/></text:span><text:span text:style-name="T1">δ(q</text:span><text:span text:style-name="T4">2</text:span><text:span text:style-name="T1">, </text:span><text:span text:style-name="T4">c</text:span><text:span text:style-name="T1">) = (q</text:span><text:span text:style-name="T4">2</text:span><text:span text:style-name="T1">, </text:span><text:span text:style-name="T4">c</text:span><text:span text:style-name="T1">, R),<text:line-break/></text:span><text:span text:style-name="T3">13- <text:s/></text:span><text:span text:style-name="T1">δ(q</text:span><text:span text:style-name="T4">2</text:span><text:span text:style-name="T1">, </text:span><text:span text:style-name="T4">B</text:span><text:span text:style-name="T1">) = (q</text:span><text:span text:style-name="T4">4</text:span><text:span text:style-name="T1">, </text:span><text:span text:style-name="T4">B</text:span><text:span text:style-name="T1">, L),<text:line-break/></text:span><text:span text:style-name="T3">14- <text:s/></text:span><text:span text:style-name="T1">δ(q</text:span><text:span text:style-name="T4">2</text:span><text:span text:style-name="T2">, </text:span><text:span text:style-name="T4">x</text:span><text:span text:style-name="T9">) = (q</text:span><text:span text:style-name="T11">4</text:span><text:span text:style-name="T9">, </text:span><text:span text:style-name="T11">x</text:span><text:span text:style-name="T9">, L),<text:line-break/></text:span><text:span text:style-name="T10">15- <text:s/></text:span><text:span text:style-name="T9">δ(q</text:span><text:span text:style-name="T11">2</text:span><text:span text:style-name="T9">, </text:span><text:span text:style-name="T11">y</text:span><text:span text:style-name="T9">) = (q</text:span><text:span text:style-name="T11">4, y</text:span><text:span text:style-name="T9">, L),<text:line-break/></text:span><text:span text:style-name="T10">16- <text:s/></text:span><text:span text:style-name="T9">δ(q</text:span><text:span text:style-name="T11">4</text:span><text:span text:style-name="T9">, </text:span><text:span text:style-name="T11">b</text:span><text:span text:style-name="T9">) = (q</text:span><text:span text:style-name="T11">5</text:span><text:span text:style-name="T9">, </text:span><text:span text:style-name="T11">y</text:span><text:span text:style-name="T9">, L),</text:span></text:p>
      <text:p text:style-name="P2"><text:span text:style-name="T9"><text:line-break/></text:span><text:span text:style-name="T10">17- </text:span><text:span text:style-name="T9">δ(q</text:span><text:span text:style-name="T12">0</text:span><text:span text:style-name="T9">, </text:span><text:span text:style-name="T12">c</text:span><text:span text:style-name="T9">) = (q</text:span><text:span text:style-name="T12">6</text:span><text:span text:style-name="T9">, </text:span><text:span text:style-name="T12">c</text:span><text:span text:style-name="T9">, </text:span><text:span text:style-name="T12">R</text:span><text:span text:style-name="T9">),<text:line-break/></text:span><text:span text:style-name="T10">18- </text:span><text:span text:style-name="T9">δ(q</text:span><text:span text:style-name="T12">6</text:span><text:span text:style-name="T9">, </text:span><text:span text:style-name="T12">x</text:span><text:span text:style-name="T9">) = (q</text:span><text:span text:style-name="T12">6</text:span><text:span text:style-name="T9">, </text:span><text:span text:style-name="T12">x</text:span><text:span text:style-name="T9">, R),<text:line-break/></text:span><text:span text:style-name="T10">19- </text:span><text:span text:style-name="T9">δ(q</text:span><text:span text:style-name="T12">6</text:span><text:span text:style-name="T9">, y) = (q</text:span><text:span text:style-name="T12">6</text:span><text:span text:style-name="T9">, </text:span><text:span text:style-name="T12">y</text:span><text:span text:style-name="T9">, </text:span><text:span text:style-name="T12">R</text:span><text:span text:style-name="T9">),<text:line-break/></text:span><text:span text:style-name="T10">20- </text:span><text:span text:style-name="T9">δ(q</text:span><text:span text:style-name="T12">6</text:span><text:span text:style-name="T9">, </text:span><text:span text:style-name="T12">B</text:span><text:span text:style-name="T9">) = (q</text:span><text:span text:style-name="T12">7</text:span><text:span text:style-name="T9">, </text:span><text:span text:style-name="T12">B</text:span><text:span text:style-name="T9">, L),</text:span></text:p>
      <text:p text:style-name="P2"><text:span text:style-name="T9"><text:line-break/></text:span><text:span text:style-name="T10">21- </text:span><text:span text:style-name="T9">δ(q</text:span><text:span text:style-name="T12">5</text:span><text:span text:style-name="T9">, </text:span><text:span text:style-name="T12">a</text:span><text:span text:style-name="T9">) = (q</text:span><text:span text:style-name="T12">5</text:span><text:span text:style-name="T9">, </text:span><text:span text:style-name="T12">a</text:span><text:span text:style-name="T9">, L),<text:line-break/></text:span><text:span text:style-name="T10">22- </text:span><text:span text:style-name="T9">δ(q</text:span><text:span text:style-name="T12">5</text:span><text:span text:style-name="T9">, </text:span><text:span text:style-name="T12">b</text:span><text:span text:style-name="T9">) = (q</text:span><text:span text:style-name="T12">5</text:span><text:span text:style-name="T9">, </text:span><text:span text:style-name="T12">b</text:span><text:span text:style-name="T9">, L),<text:line-break/></text:span><text:span text:style-name="T10">23- </text:span><text:span text:style-name="T9">δ(q</text:span><text:span text:style-name="T12">5</text:span><text:span text:style-name="T9">, </text:span><text:span text:style-name="T12">c</text:span><text:span text:style-name="T9">) = (q</text:span><text:span text:style-name="T12">5</text:span><text:span text:style-name="T9">, </text:span><text:span text:style-name="T12">c</text:span><text:span text:style-name="T9">, </text:span><text:span text:style-name="T12">L</text:span><text:span text:style-name="T9">) </text:span></text:p>
      <text:p text:style-name="P2"><text:span text:style-name="T10">2</text:span><text:span text:style-name="T12">4</text:span><text:span text:style-name="T10">- </text:span><text:span text:style-name="T9">δ(q</text:span><text:span text:style-name="T12">5</text:span><text:span text:style-name="T9">, </text:span><text:span text:style-name="T12">x</text:span><text:span text:style-name="T9">) = (q</text:span><text:span text:style-name="T12">0</text:span><text:span text:style-name="T9">, </text:span><text:span text:style-name="T12">x</text:span><text:span text:style-name="T9">, </text:span><text:span text:style-name="T12">R</text:span><text:span text:style-name="T9">),<text:line-break/></text:span><text:span text:style-name="T10">2</text:span><text:span text:style-name="T12">5</text:span><text:span text:style-name="T10">- </text:span><text:span text:style-name="T9">δ(q</text:span><text:span text:style-name="T12">5</text:span><text:span text:style-name="T9">, </text:span><text:span text:style-name="T12">y</text:span><text:span text:style-name="T9">) = (q</text:span><text:span text:style-name="T12">0</text:span><text:span text:style-name="T9">, </text:span><text:span text:style-name="T12">y</text:span><text:span text:style-name="T9">, R) </text:span></text:p>
      <text:p text:style-name="P1"><text:span text:style-name="T9"/></text:p>
      <text:p text:style-name="P1"><text:span text:style-name="T9"/></text:p>
      <text:p text:style-name="P12"><text:span text:style-name="T13">Teste </text:span><text:span text:style-name="T14">2</text:span><text:span text:style-name="T5">: </text:span><text:span text:style-name="T1">M = ({q0, q1, q2, q3, q4, qf,qv, q&gt;=, q&lt; }, {1,0}, {1,0,x,y, </text:span><text:span text:style-name="T6">B</text:span><text:span text:style-name="T1">}, δ, q0, <text:s/>{ q&gt;=, q&lt; }) </text:span></text:p>
      <text:p text:style-name="P12"><text:span text:style-name="T1"/></text:p>
      <text:p text:style-name="P8"><text:soft-page-break/><text:span text:style-name="T1">Entrada: dois inteiros positivos x e y, onde cada inteiro é representado por uma cadeia de 1’s, cujo tamanho é o valor do inteiro. Por exemplo, 4 é representado por 1111.</text:span></text:p>
      <text:p text:style-name="P10"><text:span text:style-name="T1">Para indicar que há dois inteiros na fita, um 0 separa as duas sequências de 1’s.</text:span></text:p>
      <text:p text:style-name="P5"><text:span text:style-name="T16"><text:line-break/></text:span><text:span text:style-name="T17">1- <text:s text:c="2"/></text:span><text:span text:style-name="T16">δ(q0, 1) = (q1, x, R),<text:line-break/></text:span><text:span text:style-name="T17">2- <text:s text:c="2"/></text:span><text:span text:style-name="T16">δ(q0, 0) = (q4, 0, R),<text:line-break/></text:span><text:span text:style-name="T17">3- <text:s text:c="2"/></text:span><text:span text:style-name="T16">δ(q1, 1) = (q1, 1, R),<text:line-break/></text:span><text:span text:style-name="T17">4- <text:s text:c="2"/></text:span><text:span text:style-name="T16">δ(q1, 0) = (q2, 0, R),<text:line-break/></text:span><text:span text:style-name="T17">5- <text:s text:c="2"/></text:span><text:span text:style-name="T16">δ(q2, 1) = (q3, y, L),<text:line-break/></text:span><text:span text:style-name="T17">6- <text:s text:c="2"/></text:span><text:span text:style-name="T16">δ(q2, y) = (q2, y, R),<text:line-break/></text:span><text:span text:style-name="T17">7- <text:s text:c="2"/></text:span><text:span text:style-name="T16">δ(q2, </text:span><text:span text:style-name="T17">B</text:span><text:span text:style-name="T16">) = (qv, </text:span><text:span text:style-name="T17">B</text:span><text:span text:style-name="T16">, L),<text:line-break/></text:span><text:span text:style-name="T17">8- <text:s text:c="2"/></text:span><text:span text:style-name="T16">δ(q3, y) = (q3, y, L),<text:line-break/></text:span><text:span text:style-name="T17">9- <text:s text:c="2"/></text:span><text:span text:style-name="T16">δ(q3, 0) = (q3, 0, L),<text:line-break/></text:span><text:span text:style-name="T17">10- </text:span><text:span text:style-name="T16">δ(q3, 1) = (q3, 1, L),<text:line-break/></text:span><text:span text:style-name="T18">11- <text:s/></text:span><text:span text:style-name="T16">δ(q3, x) = (q0, x, R),<text:line-break/></text:span><text:span text:style-name="T18">12- </text:span><text:span text:style-name="T16">δ(q4, y) = (q4, y, R),<text:line-break/></text:span><text:span text:style-name="T18">13- </text:span><text:span text:style-name="T16">δ(q4, 1) = (qf, 1, L),<text:line-break/></text:span><text:span text:style-name="T18">14- </text:span><text:span text:style-name="T16">δ(q</text:span><text:span text:style-name="T17">4, B) = (qv, B, L),<text:line-break/></text:span><text:span text:style-name="T18">15- </text:span><text:span text:style-name="T17">δ(qf, 0) = (qf, 0, L),<text:line-break/></text:span><text:span text:style-name="T18">16- </text:span><text:span text:style-name="T17">δ(qf, y) = (qf, 1, L),<text:line-break/></text:span><text:span text:style-name="T18">17- </text:span><text:span text:style-name="T17">δ(qf, x) = (qf, 1, L),<text:line-break/></text:span><text:span text:style-name="T18">18- </text:span><text:span text:style-name="T17">δ(qf, B) = (q&lt;, B, R),<text:line-break/></text:span><text:span text:style-name="T18">19- </text:span><text:span text:style-name="T17">δ(qv, y) = (qv, 1, L),<text:line-break/></text:span><text:span text:style-name="T18">20- </text:span><text:span text:style-name="T17">δ(qv, x) = (qv, 1, L),<text:line-break/></text:span><text:span text:style-name="T18">21- </text:span><text:span text:style-name="T17">δ(qv, 0) = (qv, 0, L),<text:line-break/></text:span><text:span text:style-name="T18">22- </text:span><text:span text:style-name="T17">δ(qv, 1) = (qv, 1, L),<text:line-break/></text:span><text:span text:style-name="T18">23- </text:span><text:span text:style-name="T17">δ(qv, B) = (q&gt;=, B, R) </text:span></text:p>
      <text:p text:style-name="P5"><text:span text:style-name="T17"/></text:p>
      <text:p text:style-name="P13"><text:span text:style-name="T13">Teste </text:span><text:span text:style-name="T15">3</text:span><text:span text:style-name="T5">: </text:span><text:span text:style-name="T1">M = ({q0, q1, q2, q3, q4}, {1}, {1,0,</text:span><text:span text:style-name="T6">B</text:span><text:span text:style-name="T1">}, δ, q0, <text:s/>{ q</text:span><text:span text:style-name="T7">4</text:span><text:span text:style-name="T1">}) </text:span></text:p>
      <text:p text:style-name="P13"><text:span text:style-name="T1"/></text:p>
      <text:p text:style-name="P9"><text:span text:style-name="T1">Entrada: dois inteiros positivos x e y, onde cada inteiro é representado por uma cadeia de 1’s, cujo tamanho é o valor do inteiro. Por exemplo, 4 é representado por 1111.</text:span></text:p>
      <text:p text:style-name="P11"><text:span text:style-name="T1">Para indicar que há dois inteiros na fita, um 0 separa as duas sequências de 1’s.</text:span></text:p>
      <text:p text:style-name="P6"><text:span text:style-name="T17"><text:line-break/>1- <text:s text:c="2"/>δ(q0, 1) = (q</text:span><text:span text:style-name="T19">0</text:span><text:span text:style-name="T17">, </text:span><text:span text:style-name="T19">1</text:span><text:span text:style-name="T17">, R),<text:line-break/>2- <text:s text:c="2"/>δ(q0, 0) = (q</text:span><text:span text:style-name="T19">1</text:span><text:span text:style-name="T17">, </text:span><text:span text:style-name="T19">1</text:span><text:span text:style-name="T17">, R),<text:line-break/>3- <text:s text:c="2"/>δ(q1, 1) = (q1, 1, R),<text:line-break/>4- <text:s text:c="2"/>δ(q1, </text:span><text:span text:style-name="T19">B</text:span><text:span text:style-name="T17">) = (q2, </text:span><text:span text:style-name="T19">B</text:span><text:span text:style-name="T17">, </text:span><text:span text:style-name="T19">L</text:span><text:span text:style-name="T17">),<text:line-break/>5- <text:s text:c="2"/>δ(q2, 1) = (q3, </text:span><text:span text:style-name="T19">0</text:span><text:span text:style-name="T17">, L),<text:line-break/>6- <text:s text:c="2"/>δ(q</text:span><text:span text:style-name="T19">3</text:span><text:span text:style-name="T17">, </text:span><text:span text:style-name="T19">1</text:span><text:span text:style-name="T17">) = (q</text:span><text:span text:style-name="T19">3</text:span><text:span text:style-name="T17">, </text:span><text:span text:style-name="T19">1</text:span><text:span text:style-name="T17">, </text:span><text:span text:style-name="T19">L</text:span><text:span text:style-name="T17">),<text:line-break/>7- <text:s text:c="2"/>δ(q</text:span><text:span text:style-name="T19">3</text:span><text:span text:style-name="T17">, B) = (q</text:span><text:span text:style-name="T19">4</text:span><text:span text:style-name="T17">, B, </text:span><text:span text:style-name="T19">R</text:span><text:span text:style-name="T17">),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1:20:41.520000000</meta:creation-date>
    <dc:date>2022-02-15T12:02:17.916000000</dc:date>
    <meta:editing-duration>PT5M54S</meta:editing-duration>
    <meta:editing-cycles>1</meta:editing-cycles>
    <meta:document-statistic meta:table-count="0" meta:image-count="0" meta:object-count="0" meta:page-count="2" meta:paragraph-count="17" meta:word-count="557" meta:character-count="2389" meta:non-whitespace-character-count="1774"/>
    <meta:generator>LibreOffice/7.1.3.2$Windows_X86_64 LibreOffice_project/47f78053abe362b9384784d31a6e56f8511eb1c1</meta:generator>
  </office:meta>
</office:document-meta>
</file>